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style:font-size-asian="10pt" style:font-name-complex="Consolas1" style:font-size-complex="10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2" style:family="text">
      <style:text-properties style:font-name="Consolas" fo:font-size="10pt" style:font-size-asian="10pt" style:font-name-complex="Consolas1" style:font-size-complex="10pt"/>
    </style:style>
    <style:style style:name="T3" style:family="text">
      <style:text-properties fo:color="#000000" style:font-name="Consolas" fo:font-size="10pt" style:font-size-asian="10pt" style:font-name-complex="Consolas1" style:font-size-complex="10pt"/>
    </style:style>
    <style:style style:name="T4" style:family="text">
      <style:text-properties fo:color="#640067" style:font-name="Consolas" fo:font-size="10pt" style:font-size-asian="10pt" style:font-name-complex="Consolas1" style:font-size-complex="10pt"/>
    </style:style>
    <style:style style:name="T5" style:family="text">
      <style:text-properties fo:color="#0000c0" style:font-name="Consolas" fo:font-size="10pt" style:font-size-asian="10pt" style:font-name-complex="Consolas1" style:font-size-complex="10pt"/>
    </style:style>
    <style:style style:name="T6" style:family="text">
      <style:text-properties fo:color="#4c4c4c" style:font-name="Consolas" fo:font-size="10pt" style:font-size-asian="10pt" style:font-name-complex="Consolas1" style:font-size-complex="10pt"/>
    </style:style>
    <style:style style:name="T7" style:family="text">
      <style:text-properties fo:color="#2a00ff" style:font-name="Consolas" fo:font-size="10pt" style:font-size-asian="10pt" style:font-name-complex="Consolas1" style:font-size-complex="10pt"/>
    </style:style>
    <style:style style:name="T8" style:family="text">
      <style:text-properties fo:color="#c48cff" style:font-name="Consolas" fo:font-size="10pt" style:font-size-asian="10pt" style:font-name-complex="Consolas1" style:font-size-complex="10pt"/>
    </style:style>
    <style:style style:name="T9" style:family="text">
      <style:text-properties fo:color="#329399" style:font-name="Consolas" fo:font-size="10pt" style:font-size-asian="10pt" style:font-name-complex="Consolas1" style:font-size-complex="10pt"/>
    </style:style>
    <style:style style:name="T10" style:family="text">
      <style:text-properties fo:color="#329399" style:font-name="Consolas" fo:font-size="10pt" fo:font-style="italic" style:font-size-asian="10pt" style:font-style-asian="italic" style:font-name-complex="Consolas1" style:font-size-complex="10pt" style:font-style-complex="italic"/>
    </style:style>
    <style:style style:name="T11" style:family="text">
      <style:text-properties fo:color="#5e5eff" style:font-name="Consolas" fo:font-size="10pt" style:font-size-asian="10pt" style:font-name-complex="Consola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14.1</text:p>
      <text:p text:style-name="Standard">Calculator.Scala</text:p>
      <text:p text:style-name="P2"><text:span text:style-name="T1">class</text:span><text:span text:style-name="T3"> Calculator (</text:span><text:span text:style-name="T4">a</text:span><text:span text:style-name="T3">:Int,</text:span><text:span text:style-name="T4">b</text:span><text:span text:style-name="T3">:Int){</text:span></text:p>
      <text:p text:style-name="P2"><text:span text:style-name="T3"><text:s text:c="2"/></text:span><text:span text:style-name="T1">val</text:span><text:span text:style-name="T3"> </text:span><text:span text:style-name="T5">num1</text:span><text:span text:style-name="T3"> :Int = </text:span><text:span text:style-name="T4">a</text:span></text:p>
      <text:p text:style-name="P2"><text:span text:style-name="T3"><text:s text:c="2"/></text:span><text:span text:style-name="T1">val</text:span><text:span text:style-name="T3"> </text:span><text:span text:style-name="T5">num2</text:span><text:span text:style-name="T3"> : Int = </text:span><text:span text:style-name="T4">b</text:span></text:p>
      <text:p text:style-name="P2"><text:span text:style-name="T3"><text:s text:c="2"/></text:span><text:span text:style-name="T1">def</text:span><text:span text:style-name="T3"> </text:span><text:span text:style-name="T6">sum</text:span><text:span text:style-name="T3">():Unit = {</text:span><text:span text:style-name="T6">println</text:span><text:span text:style-name="T3">(</text:span><text:span text:style-name="T7">"sum : "</text:span><text:span text:style-name="T3"> </text:span><text:span text:style-name="T6">+</text:span><text:span text:style-name="T3"> (</text:span><text:span text:style-name="T5">num1</text:span><text:span text:style-name="T3"> </text:span><text:span text:style-name="T6">+</text:span><text:span text:style-name="T3"> </text:span><text:span text:style-name="T5">num2</text:span><text:span text:style-name="T3">))}</text:span></text:p>
      <text:p text:style-name="P2"><text:span text:style-name="T3"><text:s text:c="2"/></text:span><text:span text:style-name="T1">def</text:span><text:span text:style-name="T3"> </text:span><text:span text:style-name="T6">sum</text:span><text:span text:style-name="T3">(</text:span><text:span text:style-name="T4">c</text:span><text:span text:style-name="T3">:Int):Unit = {</text:span><text:span text:style-name="T6">println</text:span><text:span text:style-name="T3">(</text:span><text:span text:style-name="T7">"sum overloading : "</text:span><text:span text:style-name="T3"> </text:span><text:span text:style-name="T6">+</text:span><text:span text:style-name="T3"> (</text:span><text:span text:style-name="T5">num1</text:span><text:span text:style-name="T3"> </text:span><text:span text:style-name="T6">+</text:span><text:span text:style-name="T3"> </text:span><text:span text:style-name="T5">num2</text:span><text:span text:style-name="T3"> </text:span><text:span text:style-name="T6">+</text:span><text:span text:style-name="T3"> </text:span><text:span text:style-name="T4">c</text:span><text:span text:style-name="T3">))}</text:span></text:p>
      <text:p text:style-name="P2"><text:span text:style-name="T3"><text:s text:c="2"/></text:span><text:span text:style-name="T1">def</text:span><text:span text:style-name="T3"> </text:span><text:span text:style-name="T6">sub</text:span><text:span text:style-name="T3">():Unit = {</text:span><text:span text:style-name="T6">println</text:span><text:span text:style-name="T3">(</text:span><text:span text:style-name="T7">"difference : "</text:span><text:span text:style-name="T3"> </text:span><text:span text:style-name="T6">+</text:span><text:span text:style-name="T3"> (</text:span><text:span text:style-name="T5">num1</text:span><text:span text:style-name="T3"> </text:span><text:span text:style-name="T6">-</text:span><text:span text:style-name="T3"> </text:span><text:span text:style-name="T5">num2</text:span><text:span text:style-name="T3">))}</text:span></text:p>
      <text:p text:style-name="P2"><text:span text:style-name="T3"><text:s text:c="2"/></text:span><text:span text:style-name="T1">def</text:span><text:span text:style-name="T3"> </text:span><text:span text:style-name="T6">mul</text:span><text:span text:style-name="T3">():Unit = {</text:span><text:span text:style-name="T6">println</text:span><text:span text:style-name="T3">(</text:span><text:span text:style-name="T7">"multiplication : "</text:span><text:span text:style-name="T3"> </text:span><text:span text:style-name="T6">+</text:span><text:span text:style-name="T3"> (</text:span><text:span text:style-name="T5">num1</text:span><text:span text:style-name="T3"> </text:span><text:span text:style-name="T6">*</text:span><text:span text:style-name="T3"> </text:span><text:span text:style-name="T5">num2</text:span><text:span text:style-name="T3">))}</text:span></text:p>
      <text:p text:style-name="P2"><text:span text:style-name="T3"><text:s text:c="2"/></text:span><text:span text:style-name="T1">def</text:span><text:span text:style-name="T3"> </text:span><text:span text:style-name="T6">mul</text:span><text:span text:style-name="T3">(</text:span><text:span text:style-name="T4">e</text:span><text:span text:style-name="T3">:Int):Unit = {</text:span><text:span text:style-name="T6">println</text:span><text:span text:style-name="T3">(</text:span><text:span text:style-name="T7">"multiplication overloading : "</text:span><text:span text:style-name="T3"> </text:span><text:span text:style-name="T6">+</text:span><text:span text:style-name="T3"> (</text:span><text:span text:style-name="T5">num1</text:span><text:span text:style-name="T3"> </text:span><text:span text:style-name="T6">*</text:span><text:span text:style-name="T3"> </text:span><text:span text:style-name="T5">num2</text:span><text:span text:style-name="T3"> </text:span><text:span text:style-name="T6">*</text:span><text:span text:style-name="T3"> </text:span><text:span text:style-name="T4">e</text:span><text:span text:style-name="T3">))}</text:span></text:p>
      <text:p text:style-name="P2"><text:span text:style-name="T3"><text:s text:c="2"/></text:span><text:span text:style-name="T1">def</text:span><text:span text:style-name="T3"> </text:span><text:span text:style-name="T6">div</text:span><text:span text:style-name="T3">():Unit = {</text:span><text:span text:style-name="T6">println</text:span><text:span text:style-name="T3">(</text:span><text:span text:style-name="T7">"division : "</text:span><text:span text:style-name="T3"> </text:span><text:span text:style-name="T6">+</text:span><text:span text:style-name="T3"> (</text:span><text:span text:style-name="T5">num1</text:span><text:span text:style-name="T3"> </text:span><text:span text:style-name="T6">/</text:span><text:span text:style-name="T3"> </text:span><text:span text:style-name="T5">num2</text:span><text:span text:style-name="T3">))} </text:span></text:p>
      <text:p text:style-name="P2"><text:span text:style-name="T3"><text:s text:c="2"/></text:span><text:span text:style-name="T1">def</text:span><text:span text:style-name="T3"> </text:span><text:span text:style-name="T6">gcd</text:span><text:span text:style-name="T3">(</text:span><text:span text:style-name="T4">a</text:span><text:span text:style-name="T3">: Int,</text:span><text:span text:style-name="T4">b</text:span><text:span text:style-name="T3">: Int): Unit = {</text:span></text:p>
      <text:p text:style-name="P2"><text:span text:style-name="T3"><text:s text:c="7"/></text:span><text:span text:style-name="T1">if</text:span><text:span text:style-name="T3">(</text:span><text:span text:style-name="T4">b</text:span><text:span text:style-name="T3"> </text:span><text:span text:style-name="T6">==</text:span><text:span text:style-name="T8">0</text:span><text:span text:style-name="T3">) {</text:span><text:span text:style-name="T6">println</text:span><text:span text:style-name="T3">(</text:span><text:span text:style-name="T7">"GCD : "</text:span><text:span text:style-name="T6">+</text:span><text:span text:style-name="T3"> </text:span><text:span text:style-name="T4">a</text:span><text:span text:style-name="T3">)} </text:span><text:span text:style-name="T1">else</text:span><text:span text:style-name="T3"> </text:span><text:span text:style-name="T6">gcd</text:span><text:span text:style-name="T3">(</text:span><text:span text:style-name="T4">b</text:span><text:span text:style-name="T3">, </text:span><text:span text:style-name="T4">a</text:span><text:span text:style-name="T6">%</text:span><text:span text:style-name="T4">b</text:span><text:span text:style-name="T3">)</text:span></text:p>
      <text:p text:style-name="P2"><text:span text:style-name="T3"><text:s text:c="4"/>}</text:span></text:p>
      <text:p text:style-name="P2"><text:span text:style-name="T3">}</text:span></text:p>
      <text:p text:style-name="P1"/>
      <text:p text:style-name="Standard"><text:span text:style-name="T3">Calci.Scala</text:span></text:p>
      <text:p text:style-name="P2"><text:span text:style-name="T1">object</text:span><text:span text:style-name="T3"> </text:span><text:span text:style-name="T9">calci</text:span><text:span text:style-name="T3"> {</text:span></text:p>
      <text:p text:style-name="P2"><text:span text:style-name="T3"><text:s text:c="2"/></text:span><text:span text:style-name="T1">def</text:span><text:span text:style-name="T3"> </text:span><text:span text:style-name="T6">main</text:span><text:span text:style-name="T3">(</text:span><text:span text:style-name="T4">args</text:span><text:span text:style-name="T3">:Array[</text:span><text:span text:style-name="T10">String</text:span><text:span text:style-name="T3">]){</text:span></text:p>
      <text:p text:style-name="P2"><text:span text:style-name="T3"><text:s text:c="4"/></text:span><text:span text:style-name="T1">val</text:span><text:span text:style-name="T3"> </text:span><text:span text:style-name="T11">result</text:span><text:span text:style-name="T3"> = </text:span><text:span text:style-name="T1">new</text:span><text:span text:style-name="T3"> Calculator(</text:span><text:span text:style-name="T8">10</text:span><text:span text:style-name="T3">,</text:span><text:span text:style-name="T8">20</text:span><text:span text:style-name="T3">)</text:span></text:p>
      <text:p text:style-name="P2"><text:span text:style-name="T3"><text:s text:c="4"/></text:span><text:span text:style-name="T11">result</text:span><text:span text:style-name="T3">.</text:span><text:span text:style-name="T6">sum</text:span><text:span text:style-name="T3">()</text:span></text:p>
      <text:p text:style-name="P2"><text:span text:style-name="T3"><text:s text:c="4"/></text:span><text:span text:style-name="T11">result</text:span><text:span text:style-name="T3">.</text:span><text:span text:style-name="T6">sum</text:span><text:span text:style-name="T3">(</text:span><text:span text:style-name="T8">20</text:span><text:span text:style-name="T3">)</text:span></text:p>
      <text:p text:style-name="P2"><text:span text:style-name="T3"><text:s text:c="4"/></text:span><text:span text:style-name="T11">result</text:span><text:span text:style-name="T3">.</text:span><text:span text:style-name="T6">mul</text:span><text:span text:style-name="T3">()</text:span></text:p>
      <text:p text:style-name="P2"><text:span text:style-name="T3"><text:s text:c="4"/></text:span><text:span text:style-name="T11">result</text:span><text:span text:style-name="T3">.</text:span><text:span text:style-name="T6">mul</text:span><text:span text:style-name="T3">(</text:span><text:span text:style-name="T8">5</text:span><text:span text:style-name="T3">)</text:span></text:p>
      <text:p text:style-name="P2"><text:span text:style-name="T3"><text:s text:c="4"/></text:span><text:span text:style-name="T11">result</text:span><text:span text:style-name="T3">.</text:span><text:span text:style-name="T6">sub</text:span><text:span text:style-name="T3">()</text:span></text:p>
      <text:p text:style-name="P2"><text:span text:style-name="T3"><text:s text:c="4"/></text:span><text:span text:style-name="T11">result</text:span><text:span text:style-name="T3">.</text:span><text:span text:style-name="T6">div</text:span><text:span text:style-name="T3">()</text:span></text:p>
      <text:p text:style-name="P2"><text:span text:style-name="T3"><text:s text:c="4"/></text:span><text:span text:style-name="T11">result</text:span><text:span text:style-name="T3">.</text:span><text:span text:style-name="T6">gcd</text:span><text:span text:style-name="T3">(</text:span><text:span text:style-name="T8">15</text:span><text:span text:style-name="T3">,</text:span><text:span text:style-name="T8">25</text:span><text:span text:style-name="T3">)</text:span></text:p>
      <text:p text:style-name="P2"><text:span text:style-name="T3"><text:s text:c="2"/>}</text:span></text:p>
      <text:p text:style-name="Standard"><text:span text:style-name="T3">}</text:span></text:p>
      <text:p text:style-name="Standard"><text:span text:style-name="T3">Output:</text:span></text:p>
      <text:p text:style-name="P2"><text:span text:style-name="T3">sum : 30</text:span></text:p>
      <text:p text:style-name="P2"><text:span text:style-name="T3">sum overloading : 50</text:span></text:p>
      <text:p text:style-name="P2"><text:span text:style-name="T3">multiplication : 200</text:span></text:p>
      <text:p text:style-name="P2"><text:span text:style-name="T3">multiplication overloading : 1000</text:span></text:p>
      <text:p text:style-name="P2"><text:span text:style-name="T3">difference : -10</text:span></text:p>
      <text:p text:style-name="P2"><text:span text:style-name="T3">division : 0</text:span></text:p>
      <text:p text:style-name="P2"><text:span text:style-name="T3">GCD : 5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TEL</meta:initial-creator>
    <meta:editing-cycles>3</meta:editing-cycles>
    <meta:creation-date>2017-10-15T12:54:00</meta:creation-date>
    <dc:date>2017-11-12T19:54:32.27</dc:date>
    <meta:editing-duration>PT7S</meta:editing-duration>
    <meta:generator>OpenOffice/4.1.3$Win32 OpenOffice.org_project/413m1$Build-9783</meta:generator>
    <meta:document-statistic meta:table-count="0" meta:image-count="0" meta:object-count="0" meta:page-count="1" meta:paragraph-count="36" meta:word-count="144" meta:character-count="9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